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0.797cm"/>
    </style:style>
    <style:style style:name="gr4" style:family="graphic" style:parent-style-name="standard">
      <style:graphic-properties draw:stroke="none" draw:fill="none" fo:min-height="0.481cm"/>
    </style:style>
    <style:style style:name="gr5" style:family="graphic" style:parent-style-name="standard">
      <style:graphic-properties draw:stroke="none" draw:fill="none" fo:min-height="0.776cm"/>
    </style:style>
    <style:style style:name="gr6" style:family="graphic" style:parent-style-name="standard">
      <style:graphic-properties draw:stroke="none" draw:fill="none" fo:min-height="0.744cm"/>
    </style:style>
    <style:style style:name="co1" style:family="table-column">
      <style:table-column-properties style:column-width="3.664cm" style:use-optimal-column-width="false"/>
    </style:style>
    <style:style style:name="co2" style:family="table-column">
      <style:table-column-properties style:column-width="4.591cm" style:use-optimal-column-width="false"/>
    </style:style>
    <style:style style:name="co3" style:family="table-column">
      <style:table-column-properties style:column-width="3.699cm" style:use-optimal-column-width="false"/>
    </style:style>
    <style:style style:name="co4" style:family="table-column">
      <style:table-column-properties style:column-width="6.218cm" style:use-optimal-column-width="false"/>
    </style:style>
    <style:style style:name="co5" style:family="table-column">
      <style:table-column-properties style:column-width="6.217cm" style:use-optimal-column-width="false"/>
    </style:style>
    <style:style style:name="co6" style:family="table-column">
      <style:table-column-properties style:column-width="3.988cm" style:use-optimal-column-width="false"/>
    </style:style>
    <style:style style:name="co7" style:family="table-column">
      <style:table-column-properties style:column-width="4.4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78cm"/>
    </style:style>
    <style:style style:name="ro3" style:family="table-row">
      <style:table-row-properties style:row-height="1.126cm"/>
    </style:style>
    <style:style style:name="ro4" style:family="table-row">
      <style:table-row-properties style:row-height="1.112cm"/>
    </style:style>
    <style:style style:name="ro5" style:family="table-row">
      <style:table-row-properties style:row-height="1.085cm"/>
    </style:style>
    <style:style style:name="ce1" style:family="table-cell">
      <style:graphic-properties style:repeat="repeat"/>
    </style:style>
    <style:style style:name="ce2" style:family="table-cell">
      <style:graphic-properties draw:fill="solid"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standard" draw:layer="layout" svg:width="11.953cm" svg:height="4.181cm" svg:x="4.5cm" svg:y="10.6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ame</text:p>
              </table:table-cell>
              <table:table-cell>
                <text:p>type</text:p>
              </table:table-cell>
              <table:table-cell>
                <text:p>location</text:p>
              </table:table-cell>
            </table:table-row>
            <table:table-row table:style-name="ro2" table:default-cell-style-name="ce1">
              <table:table-cell>
                <text:p>...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>''x''</text:p>
              </table:table-cell>
              <table:table-cell>
                <text:p>SAMPLE_2D</text:p>
              </table:table-cell>
              <table:table-cell>
                <text:p>xLoc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1" draw:text-style-name="P1" draw:layer="layout" svg:width="11.107cm" svg:height="1.226cm" svg:x="5.124cm" svg:y="15.869cm">
          <text:p text:style-name="P1">xLoc = gl.getUniformLocation(prog,''x'') </text:p>
        </draw:rect>
        <draw:line draw:style-name="gr2" draw:text-style-name="P1" draw:layer="layout" svg:x1="15.077cm" svg:y1="16.1cm" svg:x2="5.1cm" svg:y2="13.44cm">
          <text:p/>
        </draw:line>
        <draw:line draw:style-name="gr2" draw:text-style-name="P1" draw:layer="layout" svg:x1="13.447cm" svg:y1="13.473cm" svg:x2="6.39cm" svg:y2="16.295cm">
          <text:p/>
        </draw:line>
        <draw:frame draw:style-name="standard" draw:layer="layout" svg:width="12.434cm" svg:height="4.167cm" svg:x="4.565cm" svg:y="20.84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location</text:p>
              </table:table-cell>
              <table:table-cell>
                <text:p>Texture Unit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/>
            </table:table-row>
            <table:table-row table:style-name="ro1" table:default-cell-style-name="ce1">
              <table:table-cell>
                <text:p>xLoc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rect draw:style-name="gr1" draw:text-style-name="P1" draw:layer="layout" svg:width="8.822cm" svg:height="0.92cm" svg:x="6.39cm" svg:y="18.783cm">
          <text:p text:style-name="P1">gl.unifform1i(xLoc, 1)</text:p>
        </draw:rect>
        <draw:frame draw:style-name="gr3" draw:layer="layout" svg:width="7.863cm" svg:height="1.047cm" svg:x="7.137cm" svg:y="19.953cm">
          <draw:text-box>
            <text:p>gpu descriptor registers</text:p>
          </draw:text-box>
        </draw:frame>
        <draw:frame draw:style-name="gr4" draw:layer="layout" svg:width="9.553cm" svg:height="0.962cm" svg:x="6.347cm" svg:y="9.769cm">
          <draw:text-box>
            <text:p>driver Sampler Variables table</text:p>
          </draw:text-box>
        </draw:frame>
        <draw:frame draw:style-name="standard" draw:layer="layout" svg:width="8.441cm" svg:height="2.056cm" svg:x="6.158cm" svg:y="4.27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1">
                <text:p>name</text:p>
              </table:table-cell>
              <table:table-cell table:style-name="ce2">
                <text:p>type</text:p>
              </table:table-cell>
            </table:table-row>
            <table:table-row table:style-name="ro5" table:default-cell-style-name="ce1">
              <table:table-cell>
                <text:p>''x''</text:p>
              </table:table-cell>
              <table:table-cell>
                <text:p>SAMPLE_2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8.503cm" svg:height="1.026cm" svg:x="5.997cm" svg:y="3.3cm">
          <draw:text-box>
            <text:p>Metadata of compiled binary </text:p>
          </draw:text-box>
        </draw:frame>
        <draw:rect draw:style-name="gr1" draw:text-style-name="P1" draw:layer="layout" svg:width="8.653cm" svg:height="1.461cm" svg:x="6.062cm" svg:y="7.334cm">
          <text:p text:style-name="P1">Driver alloc xLoc</text:p>
        </draw:rect>
        <draw:line draw:style-name="gr2" draw:text-style-name="P1" draw:layer="layout" svg:x1="9.308cm" svg:y1="8.795cm" svg:x2="8.827cm" svg:y2="12.691cm">
          <text:p/>
        </draw:line>
        <draw:line draw:style-name="gr2" draw:text-style-name="P1" draw:layer="layout" svg:x1="10.75cm" svg:y1="8.795cm" svg:x2="14.115cm" svg:y2="12.691cm">
          <text:p/>
        </draw:line>
        <draw:line draw:style-name="gr2" draw:text-style-name="P1" draw:layer="layout" svg:x1="13.154cm" svg:y1="19.508cm" svg:x2="11.231cm" svg:y2="22.917cm">
          <text:p/>
        </draw:line>
        <draw:rect draw:style-name="gr1" draw:text-style-name="P1" draw:layer="layout" svg:width="7.672cm" svg:height="1.546cm" svg:x="7.3cm" svg:y="26.354cm">
          <text:p text:style-name="P1">load $1, &amp;xSlot; </text:p>
          <text:p text:style-name="P1">sample_inst $1,... </text:p>
        </draw:rect>
        <draw:frame draw:style-name="gr6" draw:layer="layout" svg:width="7cm" svg:height="0.994cm" svg:x="7.5cm" svg:y="25.506cm">
          <draw:text-box>
            <text:p>gpu texture instruction</text:p>
          </draw:text-box>
        </draw:frame>
        <draw:rect draw:style-name="gr1" draw:text-style-name="P1" draw:layer="layout" svg:width="7cm" svg:height="1cm" svg:x="6.6cm" svg:y="1.5cm">
          <text:p text:style-name="P1">gpu compiler</text:p>
        </draw:rect>
        <draw:line draw:style-name="gr2" draw:text-style-name="P1" draw:layer="layout" svg:x1="10.1cm" svg:y1="2.5cm" svg:x2="10.1cm" svg:y2="4.4cm">
          <text:p/>
        </draw:line>
        <draw:line draw:style-name="gr2" draw:text-style-name="P1" draw:layer="layout" svg:x1="10.2cm" svg:y1="6.3cm" svg:x2="10.2cm" svg:y2="7.3cm">
          <text:p/>
        </draw:line>
        <draw:line draw:style-name="gr2" draw:text-style-name="P1" draw:layer="layout" svg:x1="6cm" svg:y1="16.9cm" svg:x2="12cm" svg:y2="2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cccc00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20-04-02T18:54:00</meta:creation-date>
    <dc:date>2020-04-03T08:34:23</dc:date>
    <dc:creator>Chung-Shu Chen</dc:creator>
    <meta:editing-duration>PT2H4M49S</meta:editing-duration>
    <meta:editing-cycles>8</meta:editing-cycles>
    <meta:generator>OpenOffice.org/3.3$Unix OpenOffice.org_project/330m20$Build-9567</meta:generator>
    <meta:document-statistic meta:object-count="20"/>
  </office:meta>
</office:document-meta>
</file>